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1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rioritise?</text:p>
          </table:table-cell>
          <table:table-cell office:value-type="string" calcext:value-type="string">
            <text:p>Interestingness 1-3</text:p>
          </table:table-cell>
        </table:table-row>
        <table:table-row table:style-name="ro2">
          <table:table-cell office:value-type="string" calcext:value-type="string">
            <text:p>Vertex coalgebras from factorisation co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WZW as boundary of Chern-Sim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ble envelop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Shuffle 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KZ equation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Deformation quantis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D modul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Quantum groups from configuration spaces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2">
          <table:table-cell office:value-type="string" calcext:value-type="string">
            <text:p>What is a vertex algeb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ctorisable moduli stacks and CoHAs</text:p>
          </table:table-cell>
          <table:table-cell office:value-type="string" calcext:value-type="string">
            <text:p>*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2:58:42.4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5T12:58:47.790000000</dc:date>
    <meta:editing-duration>PT2H34M40S</meta:editing-duration>
    <meta:editing-cycles>24</meta:editing-cycles>
    <meta:document-statistic meta:table-count="1" meta:cell-count="19" meta:object-count="0"/>
  </office:meta>
</office:document-meta>
</file>